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4.478cm"/>
    </style:style>
    <style:style style:name="pr7" style:family="presentation" style:parent-style-name="FU1-outline1">
      <style:graphic-properties fo:min-height="12.18cm"/>
    </style:style>
    <style:style style:name="P1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666666" fo:font-size="21pt" style:font-size-asian="21pt" style:font-size-complex="21pt"/>
    </style:style>
    <style:style style:name="T5" style:family="text">
      <style:text-properties fo:color="#008000" fo:font-size="21pt" style:font-size-asian="21pt" style:font-size-complex="21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use-window-font-color="true" fo:font-size="21pt" style:font-size-asian="21pt" style:font-size-complex="2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66666"/>
    </style:style>
    <style:style style:name="T10" style:family="text">
      <style:text-properties fo:color="#666666" fo:font-weight="bold" style:font-weight-asian="bold" style:font-weight-complex="bold"/>
    </style:style>
    <style:style style:name="T11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4" style:family="text">
      <style:text-properties fo:color="#000080"/>
    </style:style>
    <style:style style:name="T15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4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/>
                <text:p><text:span text:style-name="T3">Major types:</text:span></text:p>
                <text:p/>
                <text:list>
                  <text:list-item>
                    <text:p><text:span text:style-name="T4">Unsigned integers</text:span></text:p>
                  </text:list-item>
                  <text:list-item>
                    <text:p><text:span text:style-name="T4">Negative integers</text:span></text:p>
                  </text:list-item>
                  <text:list-item>
                    <text:p><text:span text:style-name="T4">Byte strings</text:span></text:p>
                  </text:list-item>
                  <text:list-item>
                    <text:p><text:span text:style-name="T5">Unicode strings</text:span></text:p>
                  </text:list-item>
                  <text:list-item>
                    <text:p><text:span text:style-name="T5">Arrays of data items</text:span></text:p>
                  </text:list-item>
                  <text:list-item>
                    <text:p><text:span text:style-name="T6">Maps of pairs of data items</text:span></text:p>
                  </text:list-item>
                  <text:list-item>
                    <text:p><text:span text:style-name="T6">Optional semantic tagging</text:span></text:p>
                  </text:list-item>
                  <text:list-item>
                    <text:p><text:span text:style-name="T5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/>
                <text:p><text:span text:style-name="T3"/></text:p>
                <text:p/>
                <text:p/>
                <text:list>
                  <text:list-header>
                    <text:p><text:span text:style-name="T7">All tests against the python implementation (flynn package) were successful.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7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8">cbor.h</text:span> (CBOR header)</text:p>
                    <text:p/>
                  </text:list-item>
                  <text:list-item>
                    <text:p>/sys/cbor/<text:span text:style-name="T8">cbor.c</text:span> (CBOR implementation)</text:p>
                    <text:p/>
                  </text:list-item>
                  <text:list-item>
                    <text:p><text:span text:style-name="T9">/tests/test_cbor/</text:span><text:span text:style-name="T10">main.c</text:span><text:span text:style-name="T9"> (CBOR tests location)</text:span> <text:s/>→ /tests/unittests/tests-cbor/<text:span text:style-name="T8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CBOR API</text:p>
          </draw:text-box>
        </draw:frame>
        <draw:frame presentation:style-name="pr7" draw:text-style-name="P1" draw:layer="layout" svg:width="26.468cm" svg:height="12.975cm" svg:x="0.71cm" svg:y="5.334cm" presentation:class="outline" presentation:user-transformed="true">
          <draw:text-box>
            <text:list text:style-name="L3">
              <text:list-item>
                <text:p><text:span text:style-name="T11"/></text:p>
              </text:list-item>
              <text:list-item>
                <text:p><text:span text:style-name="T11">cbor.h:</text:span></text:p>
              </text:list-item>
              <text:list-item>
                <text:p><text:span text:style-name="T11"/></text:p>
              </text:list-item>
              <text:list-item>
                <text:p><text:span text:style-name="T12">typedef struct cbor_stream_t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4"/></text:span><text:span text:style-name="T12">/// Array containing CBOR encoded data</text:span></text:p>
              </text:list-item>
              <text:list-item>
                <text:p><text:span text:style-name="T12"><text:s text:c="4"/></text:span><text:span text:style-name="T12">unsigned char* data;</text:span></text:p>
              </text:list-item>
              <text:list-item>
                <text:p><text:span text:style-name="T12"><text:s text:c="4"/></text:span><text:span text:style-name="T12">/// Size of the array</text:span></text:p>
              </text:list-item>
              <text:list-item>
                <text:p><text:span text:style-name="T12"><text:s text:c="4"/></text:span><text:span text:style-name="T12">size_t size;</text:span></text:p>
              </text:list-item>
              <text:list-item>
                <text:p><text:span text:style-name="T12"><text:s text:c="4"/></text:span><text:span text:style-name="T12">/// Index point to the next free byte</text:span></text:p>
              </text:list-item>
              <text:list-item>
                <text:p><text:span text:style-name="T12"><text:s text:c="4"/></text:span><text:span text:style-name="T12">size_t pos;</text:span></text:p>
              </text:list-item>
              <text:list-item>
                <text:p><text:span text:style-name="T12">} cbor_stream_t;</text:span></text:p>
              </text:list-item>
              <text:list-item>
                <text:p><text:span text:style-name="T13"/></text:p>
              </text:list-item>
              <text:list-item>
                <text:p><text:span text:style-name="T13">void cbor_serialize_int(cbor_stream_t* s, int val);</text:span></text:p>
              </text:list-item>
              <text:list-item>
                <text:p><text:span text:style-name="T13">size_t cbor_deserialize_int(cbor_stream_t* stream, size_t offset, int* val);</text:span></text:p>
              </text:list-item>
              <text:list-item>
                <text:p><text:span text:style-name="T13">//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Milestones</text:p>
          </draw:text-box>
        </draw:frame>
        <draw:frame presentation:style-name="pr7" draw:layer="layout" svg:width="26.468cm" svg:height="13.732cm" svg:x="0.77cm" svg:y="5.973cm" presentation:class="outline" presentation:user-transformed="true">
          <draw:text-box>
            <text:list text:style-name="L2">
              <text:list-item>
                <text:p><text:span text:style-name="T14">Milestone 1: May 13th</text:span></text:p>
                <text:list>
                  <text:list-item>
                    <text:p><text:span text:style-name="T15">Have a preliminary API for the CBOR library</text:span></text:p>
                  </text:list-item>
                  <text:list-item>
                    <text:p><text:span text:style-name="T15">Implement the (de)serialization of at least one simple type</text:span></text:p>
                  </text:list-item>
                  <text:list-item>
                    <text:p><text:span text:style-name="T15">Have test infrastructure that covers the (de)serialization part</text:span></text:p>
                  </text:list-item>
                </text:list>
                <text:p/>
              </text:list-item>
              <text:list-item>
                <text:p><text:span text:style-name="T14">Milestone 2: June 17th</text:span></text:p>
                <text:list>
                  <text:list-item>
                    <text:p><text:span text:style-name="T15">Be able to (de)serialize all simple types</text:span></text:p>
                    <text:p/>
                  </text:list-item>
                </text:list>
              </text:list-item>
              <text:list-item>
                <text:p><text:span text:style-name="T14">Milestone 3: July 1st</text:span></text:p>
                <text:list>
                  <text:list-item>
                    <text:p>Be able to (de)serialize all complex types [partly done]</text:p>
                    <text:p/>
                  </text:list-item>
                </text:list>
              </text:list-item>
              <text:list-item>
                <text:p><text:span text:style-name="T14">Milestone 4: July 15th</text:span></text:p>
                <text:list>
                  <text:list-item>
                    <text:p>Delivery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6-17T08:47:54</dc:date>
    <meta:editing-duration>PT6H18M24S</meta:editing-duration>
    <meta:editing-cycles>87</meta:editing-cycles>
    <meta:generator>LibreOffice/4.0.2.2$Linux_X86_64 LibreOffice_project/400m0$Build-2</meta:generator>
    <meta:document-statistic meta:object-count="56"/>
  </office:meta>
</office:document-meta>
</file>